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26c9" officeooo:paragraph-rsid="001326c9"/>
    </style:style>
    <style:style style:name="P2" style:family="paragraph" style:parent-style-name="Text_20_body">
      <style:text-properties officeooo:paragraph-rsid="001326c9"/>
    </style:style>
    <style:style style:name="P3" style:family="paragraph" style:parent-style-name="Text_20_body">
      <style:text-properties officeooo:rsid="0015fba8" officeooo:paragraph-rsid="0015fba8"/>
    </style:style>
    <style:style style:name="P4" style:family="paragraph" style:parent-style-name="Title">
      <style:text-properties officeooo:rsid="001326c9" officeooo:paragraph-rsid="001326c9"/>
    </style:style>
    <style:style style:name="P5" style:family="paragraph" style:parent-style-name="Subtitle">
      <style:text-properties officeooo:rsid="001326c9" officeooo:paragraph-rsid="001326c9"/>
    </style:style>
    <style:style style:name="T1" style:family="text">
      <style:text-properties officeooo:rsid="001326c9"/>
    </style:style>
    <style:style style:name="T2" style:family="text">
      <style:text-properties officeooo:rsid="001487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BC Technical Test – Questions</text:p>
      <text:p text:style-name="P5">by Steven Blowers</text:p>
      <text:p text:style-name="P1"/>
      <text:p text:style-name="P2"><text:span text:style-name="T1">Q1)</text:span></text:p>
      <text:p text:style-name="P2">We're looking for people with a real passion for collaboratively creating great software. Please give an example of a software component you have designed and written from concept to deployment, outlining the steps you took.</text:p>
      <text:p text:style-name="P1">A1)</text:p>
      <text:p text:style-name="P3">Not sure.</text:p>
      <text:p text:style-name="P1"/>
      <text:p text:style-name="P1">Q2)</text:p>
      <text:p text:style-name="P1">Using the example that you provided above, tell us about a significant decision you made to solve a technical challenge. Give details of technologies that you chose and why you chose them.</text:p>
      <text:p text:style-name="P1">A2)</text:p>
      <text:p text:style-name="P1">Something.</text:p>
      <text:p text:style-name="P1"/>
      <text:p text:style-name="P1">Q3)</text:p>
      <text:p text:style-name="P1">Using the example that you provided above, tell us about how you ensured your software was fit for purpose and of high quality. What did you learn and what would you do differently next time to do a better job?</text:p>
      <text:p text:style-name="P1">A3)</text:p>
      <text:p text:style-name="P1">Dun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8:20:56.157520566</meta:creation-date>
    <dc:date>2017-10-21T19:02:26.310509314</dc:date>
    <meta:editing-duration>PT59S</meta:editing-duration>
    <meta:editing-cycles>1</meta:editing-cycles>
    <meta:document-statistic meta:table-count="0" meta:image-count="0" meta:object-count="0" meta:page-count="1" meta:paragraph-count="14" meta:word-count="124" meta:character-count="712" meta:non-whitespace-character-count="601"/>
    <meta:generator>LibreOffice/5.4.1.2$Linux_X86_64 LibreOffice_project/40m0$Build-2</meta:generator>
  </office:meta>
</office:document-meta>
</file>